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4a20b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d14d9" officeooo:paragraph-rsid="003d14d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e6e3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dadd9"/>
    </style:style>
    <style:style style:name="T5" style:family="text">
      <style:text-properties officeooo:rsid="003d14d9"/>
    </style:style>
    <style:style style:name="T6" style:family="text">
      <style:text-properties officeooo:rsid="003e6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5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5">5</text:span>:</text:p>
      <text:p text:style-name="P8"/>
      <text:p text:style-name="P9"/>
      <text:list xml:id="list3513257381172688279" text:style-name="L1">
        <text:list-item>
          <text:p text:style-name="P11">Fes un informe explicant el procediment de càrrega de refrigerant al simulador.</text:p>
        </text:list-item>
        <text:list-item>
          <text:p text:style-name="P12">Utilitzas els apunts, imatges i dades preses durant la pràctica <text:span text:style-name="T6">al taller</text:span>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0"/>
      <text:p text:style-name="P8">El termini d'entrega <text:span text:style-name="T6">per al grup 1 </text:span>és d<text:span text:style-name="T5">illuns</text:span> <text:span text:style-name="T5">02</text:span>/<text:span text:style-name="T5">02</text:span>/2<text:span text:style-name="T5">6.</text:span></text:p>
      <text:p text:style-name="P5"/>
      <text:p text:style-name="P13">El termini d'entrega <text:span text:style-name="T6">per al grup 2 </text:span>és d<text:span text:style-name="T5">illuns</text:span> <text:span text:style-name="T5">09</text:span>/<text:span text:style-name="T5">02</text:span>/2<text:span text:style-name="T5">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e6e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4T06:48:07.880118297</dc:date>
    <meta:editing-duration>PT17M41S</meta:editing-duration>
    <meta:editing-cycles>49</meta:editing-cycles>
    <meta:document-statistic meta:table-count="0" meta:image-count="0" meta:object-count="0" meta:page-count="1" meta:paragraph-count="10" meta:word-count="90" meta:character-count="538" meta:non-whitespace-character-count="458"/>
  </office:meta>
</office:document-meta>
</file>